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BALLERO CANTO ELSA MERCED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6521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0251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BALLERO CCANTO, ELSA MERCED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6521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65217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7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870622</text:p>
          </table:table-cell>
          <table:table-cell table:style-name="Tabla2.D3" office:value-type="string">
            <text:p text:style-name="P23">17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20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